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  <style:style style:family="table" style:name="ta1">
      <style:table-properties table:display="true"/>
    </style:style>
    <style:style style:family="table" style:name="ta2">
      <style:table-properties table:display="true"/>
    </style:style>
  </office:automatic-styles>
  <office:body>
    <office:spreadsheet>
      <table:table table:style-name="ta1" table:name="10267_privados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ID10,C,254</text:p>
          </table:table-cell>
          <table:table-cell office:value-type="string">
            <text:p>COD_IMOV1,C,25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000019501867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000019501867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000019914150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000027220124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000027755451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000027925063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000035114596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000035183571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000035475327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0000359847521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000043073725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0000434648211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000043464856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0000434965535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000043710369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0000437150931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0000512771696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000051772267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000060066354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000060068667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0000600692569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000060069299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000060069310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0010230987446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001066038962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001066045039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001074047600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001082131067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012106107700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022039004650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043036091820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045098013447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1080490043915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1140220123359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114022018325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126020006904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126098001945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128015008788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1280310122706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130036019704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1470520161791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204013005460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2320920015036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301035013030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301035024732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3010350284105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3010860146211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302040040363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3020400522806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3020400582035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302040059498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3030110335455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307173004138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321222321249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326062013765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3260700109871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01021031577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01021067199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01030047686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01056075302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02044050288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04063005290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130890036975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141070075285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14123020095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141230211806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150300281695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16088309044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180130006801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180130006801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180130015975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180130033361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18013004286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18013004537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180130051696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18013008435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18013008435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180480061066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18048280399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18056005339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18110002607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181532803801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18170002925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18170007544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18170008222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18170009466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18170014931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182850013921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210220034096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21049011363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24218009601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26113283525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27012004510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270120098499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27012010170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27012013625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270202535706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270202535706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27039001538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270710028011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27098017205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27209001414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272090025699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27217000892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27233000574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27233023442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27241001805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28019257648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29066006130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31010000736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31010005720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31010008729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310102725909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31150010693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34221012491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38073004049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39126020672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46076009911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446076009920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501026001260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501026003913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501034003662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501034006831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501034007196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5010340095476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503053000760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503053006700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513016038440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513059262161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513059262170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518018001040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519049007129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01080002330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090215768679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10151019291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13061001376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13150002682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14041003271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14041003271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16028001600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170910162335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171300007105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171562992279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18039001961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18039314005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19027001775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19027003883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191080040816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200330035065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20050003743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20050003751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20050003760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20092002216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20092003107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201140017245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201140017326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20114001759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20114001775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21021000949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21056004553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210560070051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22095001546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220950017831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22095003450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22095003450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220950039215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22095005967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23032006491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23075000086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240390007011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24055004618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24098003492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26074004693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29014430080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29057294586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290650102355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290650102355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290650102355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29073003395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29111001422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29111315990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29146010308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291540051506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320582946406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32090294624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32104034371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35081308218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35120341843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351970308996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35219001643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36010299561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36061024961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36061024961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36061317624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370170131456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37017393215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37041048437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37050007285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39028008907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39060002224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41049029637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641057334030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703028027952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709018279625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712086005681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712086005991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714011000515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714011003794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7140110038161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714011003824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714011003832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714011003840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714097000779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7140970009819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714119002852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7141860015461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714224000400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714224000450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714224001244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7142240012795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7161890067939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716227723258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7171260124166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718050012327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719218104884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719218104892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721182308242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7211900973221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721190097330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7230290799105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724033017159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724041008940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09098018260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091600463459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12021015253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13010040070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140320319256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16078003158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52171101109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522440123606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00420030939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0042008184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0042013625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0050110965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0085004111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1022010367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10220148426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10220243259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2010000701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2010005240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20100112156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2010014788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2010018074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2010020648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20290038755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20290065051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2029009695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2029011967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2029012998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2029013200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2029015644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2029015806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2029018341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20290183925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20290247915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20290262396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2029026700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2029258067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2029274763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20298330536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2037005622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2045014940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30410003026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3041001244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3041003123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30410039489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3041008990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30410096016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3041012041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3041013820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30410138541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3041015261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3041015261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3041016381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30410169005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3041018449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3041020745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3041020800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30410323799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30410328081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3041273996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30500323879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30500328161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3050262749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4021274119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640722543635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700480125135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8710100297775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010160483561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01016072842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01016077860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01024020664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010240266979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01040008281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010401184781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010590186005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010830109526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01105002410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011301867241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01130213268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01156003590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01156118311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01164132438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012021054659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01245104680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01261102199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012701079729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01270108014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012701080905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014070024539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014071024745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01440102830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01458020869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02012004812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02012123064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02063112054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02098116920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030350028101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03060117544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030787968081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04058043770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040660122111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04074007293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04074250597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05062115215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06018012904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07014010375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07014012262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080370315775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08045013455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08053108332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08070104558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10031007781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100310083035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10040000817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10066000671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100740033449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100740084191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10074030767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110200172216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11020018600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11062028649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111000074399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12026010766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12026010766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12026010766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120260150241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12026015040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12034019372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13014011517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13014026484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13090001619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13189019313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23036008680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23060020974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23060021008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230600210325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240240014576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24040005584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24040005584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25012002127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25110002631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260430065569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260940276505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27058256803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29018290319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290260006046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29077004235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303850013921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31055003050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310710489841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31098032247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33031027057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36120031658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17123749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17299367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17441660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17441660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174416945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17621455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17753343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25001228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25215864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25280003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25294667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25323233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255322821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25532312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256335269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25675644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25675733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258561266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33369578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337025019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337025019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33765996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33766097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33820555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411615869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41752800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41753092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50074225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50074551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50196096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50639087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506834185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506834851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506835319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50683558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50683590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506836129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507658135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509738586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682523609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68464368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76054755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76098892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761046719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761046719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762801006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76280119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76280143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76455296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76933201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84361470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920766949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92157724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92157724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92157724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92294381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0927471065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060846709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062483476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06326615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06390720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063908101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064954506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06565083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06725862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06756628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068854875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14435805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14516996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145170461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14694410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14830860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14913251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22698628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30161713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30161713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30166405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303348206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30334839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490072855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49117960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491369649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49274267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494159289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57529770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575302639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578815629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578959116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57895989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57895997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57896020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651899879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65242411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65242411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652424114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65252085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65506982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655070321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65507210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655073185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65530158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656473659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656483379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65648345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659527539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73077160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73077178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73077194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73144940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73520187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736186243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738414472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812014058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812014139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81465321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818491540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 office:value-type="string">
            <text:p>ID10,C,254</text:p>
          </table:table-cell>
          <table:table-cell office:value-type="string">
            <text:p>9501818575647</text:p>
          </table:table-cell>
          <table:table-cell office:value-type="string">
            <text:p>NUM_PROC2,C,254</text:p>
          </table:table-cell>
          <table:table-cell office:value-type="string">
            <text:p>SR3,C,254</text:p>
          </table:table-cell>
          <table:table-cell office:value-type="string">
            <text:p>NUM_CERT4,C,254</text:p>
          </table:table-cell>
          <table:table-cell office:value-type="string">
            <text:p>DATA_CER5,C,254</text:p>
          </table:table-cell>
          <table:table-cell office:value-type="string">
            <text:p>QTD_AREA6,C,254</text:p>
          </table:table-cell>
          <table:table-cell office:value-type="string">
            <text:p>COD_PROF7,C,254</text:p>
          </table:table-cell>
        </table:table-row>
        <table:table-row>
          <table:table-cell/>
          <table:table-cell table:number-columns-repeated="7"/>
        </table:table-row>
      </table:table>
      <table:table table:style-name="ta2" table:name="SIGEF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codigo_imo,C,1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131067010448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17010021270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17010021270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17010021270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17010021270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091000191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36073004537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36073004537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13020010022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501018021695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501018021695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501018021695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407102474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407102474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407102474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407102474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407102474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407102474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407102474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407102474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13079006610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13079006610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13079006610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13079006610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13079006610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13079006610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13079006610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13079006610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13079006610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45098987972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45098987972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040106771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040106925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024030961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9041001643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36073000736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36073000736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36073000736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032800295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39300550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39300550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39300550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39300550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39300550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39300550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39300550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39300550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39300550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39300550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39300550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39300550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39300550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39300550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2012041700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2012041700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2012041700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2012041700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2012041700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2012041700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50683396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50683523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1302223801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51964310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5197030619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2012085251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2012085251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27001350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43268976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43268976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43268976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14025013170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30032296856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16088008273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16088008273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16088008273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31055007358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31055010200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31055010200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31055010200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31055010200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31055010200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31055010200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04011009237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22080001511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22080001511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24130018287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24130018287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84609366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84609366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407102466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407102466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24130010960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64110026514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64110026514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157267058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6023007609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16070016314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319058001180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35166002992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29018005681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302040037800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075097829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03028021687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03028021687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03028021687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03028021687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03028021687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05039278769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05039278769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05039278769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17228311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17228311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17228311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17228320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303011034134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303011034134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14067048542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14067048542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407104027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14245001341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14245001341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14245001341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14245001341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14245001341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14245001341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14245001341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14245001341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14245001341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14245001341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14245001341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14245001341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14245001341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14245001341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14245001341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14245001341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14245001341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14245001341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99911512257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01021015180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01021015180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01021031577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33074000167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23010051977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23010052019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311073049247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5046032379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075097810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075097810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22072012890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19750298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19750298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27015113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14093025623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18013002658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180130115171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180130115171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18048000302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18048005266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180560032121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18110002615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18110002615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18129010766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18153010642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18153280372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18153280372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18170004952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18170007722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18170008257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18170021881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1819600368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18196006823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18196006823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18285003875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3114012327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7012013544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7152002402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7152002755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7217003727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7217003727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7233000507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7233006262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7233011827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8027047082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8027054496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8027054496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8027054496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8027054496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8027054496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8027054496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8027054496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8027054496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31010010618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46076009970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46076009989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2095006777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1031035394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1031038890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173075590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173075590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173075590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173075590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173075590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173075590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173075590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173075590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6096002534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6096002534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6096002534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6096002534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300810028441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300810028441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300810028441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300810028441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300810028441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300810028441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300810028441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30081002860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30081002860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30081002860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30081002860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30081002860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30081002860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30081002860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30081002860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30081002860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173341770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173341800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173341800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173341800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181778656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27129006122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27129006122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27129006122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32203017809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27129006122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53038066680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64048017710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64048026930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5120441694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31047003395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075317330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12018009946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108014001945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1080140026821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1080140026821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1080140026821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1080140026821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1080140026821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108014002690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108014002690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173845680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25098010553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60067598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60067610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60067709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60067865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60067873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60068110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60068144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60068179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600682091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60068233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60068268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60068276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60068292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60068403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60068411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60068420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60068438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60068446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600685511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60068560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60068578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60068586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60068802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60068845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60068888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60068896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60068900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60068918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60068926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60068934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60068942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60068950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6006896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60069027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60069035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60069043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600693611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60069400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60069426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26116013005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26116013048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26116013161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26116013501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26116013544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26116013587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26116013625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30350006920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321080049521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32108005029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32108005100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23044009458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31010259055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8200001716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17510165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17510165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164220906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164220906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164220906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164220906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164220906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164220906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164220906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164220906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164220906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164220906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164220906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164220906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8307268429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0092003107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0092003107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0092003107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0092003107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024067660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84059471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84059471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7030003174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7030003174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7030003174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11038009300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64110026514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64110026514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64110026514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64110026514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64110026514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70300031901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70300031901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70300031901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70300031901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190966320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190966320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190966320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190966320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39300550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39300550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31150009652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23026039942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2090000523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2090000523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2090000523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2090000523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04063045535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157584673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6096011398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6096011398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19771163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19771163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326062022276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326062022276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503029022845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6023013978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5022007080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5065006769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5065006769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5073003697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5081005088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5197011428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5197011428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5197011428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5200003883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5200003883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5200003883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6070019526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6070019526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7017013919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8145306991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8145306991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8145306991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8145306991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8234308110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8234308110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8234308110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9060002895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9060002895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90600069041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90600069041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9109003433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9109003433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9109004715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9109004715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9109004715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9109007668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9117001007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84169560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84169560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6096007471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44139254452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18144339083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18152000329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60042007633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60042007633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60050015504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61022005614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62010013838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62010013838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62010013838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62010013838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62010013838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62010013838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62037008427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62037011282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63050029157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63050029157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63050029157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63050029157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63050029157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63050029157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63050029157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63050029157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63050029157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63050030732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63050039144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63050039144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63050039144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64021034371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64021050350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64021275859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331444281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50736163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50736163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50736163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50736163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50736163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43096822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41101672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50172375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04098006610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04098012122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270101354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149496782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149496812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149496812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149496847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149496847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2029001864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2029001864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2029001864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2029001864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14115007200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14115019186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41161012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41161039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31047003395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33077534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0400884801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17819891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17819891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01033010960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34221000132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34221009717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34221009717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34221009717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34221009717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19027004839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19027689670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0025009300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0041689700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0041689700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0092006157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0092006157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0114001716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0114001716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34221009997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0114001708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0114001708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0114001708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0114001708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0114001708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0114001767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0114001767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0114001767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0114001767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7068289310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7068289310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11062001465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11062001465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8234331953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64110026514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311073049247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29018005843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50683442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50683450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5068346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50683540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12014006203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12014006203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12014006203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12014006203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12014006203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12014006203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12014006203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12014006203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12014006203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12014006203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12014006203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12014006203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19492213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040035440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040035440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7030003174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7030003174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28070008591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5062115207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5062115207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19051004219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2095004413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2095004413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2117002453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2117002453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2117002453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2117002453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2117002453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2117002453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2117002453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33048925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040106860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2095000582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2095000582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2095003450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2095005967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2095005967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2095005967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2095005967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2095005967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2117002453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3032579262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3105003271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3105003280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3105003298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3105003298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14011004324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14070001740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14070001740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14070001740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14070001740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14070001740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14070001740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14070004235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14070004731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14070004731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14070004731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14070004731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14070004731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14070004731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14070005606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14070005606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14070005606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14224000655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14224001031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14224317160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14224317160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17180003000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17180003000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17180003000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17180003000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17180003000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6085025682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19048015385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326119172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16070012947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16070012947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92626279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301035018872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301035018880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301035024961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181718220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17639290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67152019828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12027005240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12027005240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12027005240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07029013650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07029013650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513016070882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513016070882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513016070882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23044010855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23044010855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24130021717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24130021717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24130022160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24130023027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24130293296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164261475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311073049247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059006351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059006351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059006351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30261288098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30261288098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30261288098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326070001112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326070001112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326070001635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326070001635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326070002003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326070002003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326070004529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326070017000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326070333425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326070333425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27001350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040026484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040026484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040041327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040041327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040041327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040041327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040053864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040053864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27001350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33816310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26019006157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33052728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33052728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550180181121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4074022608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18110283819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99911083240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99911083240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130213683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40580403551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32060017760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04011009237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190542415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190542415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190542415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19752045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27531170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27531200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27531200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6113003140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6113003140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6113003140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6113003140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6113003140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6113003140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6113003140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6113276600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6113276600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6113276600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6113276600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6113283550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6113283550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6113283550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6113283550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6113283550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6113283550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6113283550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6113283550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6113283550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6113283550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6113283550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6113283550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31079287024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31079287024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31079287024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165447579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173051721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05125255700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05125255700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05125255700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05125255700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5038018880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35828513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173527301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5197030619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03010005908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50962848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509628721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10040056901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10040056901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157820334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016077860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15071084077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9017010847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41022013498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41022013498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35480002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35480002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35480002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10032306002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04011009237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032009180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513016059692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517011004618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03067010553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03067010553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03067010561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03067010596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03067010600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03067010634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03067010677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03067010715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03067013633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030670136761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03067013684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03067013722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251617991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25161829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25161853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108014002690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302058006807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302058006807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302058006807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09065007420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44200005932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2039044679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44139254452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44139254452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44139254452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44139254452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44139254452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44139254452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44139254452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44139254452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44139254452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44139254452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26043006548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50683370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50683582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21025018015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21025018015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032158623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8019257648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5197030619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44120254460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44120254460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44120254460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48053254444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48053254444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48053254444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48053254444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48053254444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48053254444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48053254444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48053254444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48053254444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48053254444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48053254444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48053254444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48053254444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48053254444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48053254444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1022002402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1022002402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1022002402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21022002402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075091790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075091839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50683426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50683434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50683493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506835661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50683604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35120341843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12051009598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12051009598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12051009598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12051009598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12051009598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12051009598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12051009598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11070003590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11070003590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0406301746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05019002330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39118005371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311073049204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00359902301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2095004430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2095004430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2095004430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2095004430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2095004430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22095004430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31070004375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92152900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300140049361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15030013048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844041441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851183002500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23053018040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04011009237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01033016667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19051004219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3030890354839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157684295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116310480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116310480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116310480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116310480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00116310480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33052728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342210099541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34221009962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34221009962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34221009962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434221009970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714011005258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3001400239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32017001589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32017001589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32084000280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32084000280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32084000280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32084000280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203610046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203610046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203610046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203610046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203610070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232092001473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513016070882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513016070882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513016070882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513016070882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513016070882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513016070882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513016070882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513016070882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513016070882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513016070882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513016070882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513016070882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513016070882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513016070882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513016070882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513016070882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513016070882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513016070882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513016070882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513016070882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513016070882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513016070882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513016070882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513016070882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513016070882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513016070882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513016070882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513016070882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513016070882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350404448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35041165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35041165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60100170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60100170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60100170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60100170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60100170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60100170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60100170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60100170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60100170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60100170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781003661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781003661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7810043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7810043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7810043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7810043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7810043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7810043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7810043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7810043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7810043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7810043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7810043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7810043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7810043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7810043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7810043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7810043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7810043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7810043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7810043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7810043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7810043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7810043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7810043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7810043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7810043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7810043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7810043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7810043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7810043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7810043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7810043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7810043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7810043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7810043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7810043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7810043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7810043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7810043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3078100439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130140218220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4151044771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415104485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4151044933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41018084891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410180848912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010241167427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0765362534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9501570786115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19051004219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19051004219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 office:value-type="string">
            <text:p>id,N,10,0</text:p>
          </table:table-cell>
          <table:table-cell office:value-type="string">
            <text:p>parcela_co,C,64</text:p>
          </table:table-cell>
          <table:table-cell office:value-type="string">
            <text:p>rt,C,4</text:p>
          </table:table-cell>
          <table:table-cell office:value-type="string">
            <text:p>art,C,254</text:p>
          </table:table-cell>
          <table:table-cell office:value-type="string">
            <text:p>situacao_i,C,25</text:p>
          </table:table-cell>
          <table:table-cell office:value-type="string">
            <text:p>transcrica,C,100</text:p>
          </table:table-cell>
          <table:table-cell office:value-type="string">
            <text:p>6190510042196</text:p>
          </table:table-cell>
          <table:table-cell office:value-type="string">
            <text:p>id_envio,N,10,0</text:p>
          </table:table-cell>
          <table:table-cell office:value-type="string">
            <text:p>data_submi,D</text:p>
          </table:table-cell>
          <table:table-cell office:value-type="string">
            <text:p>data_aprov,D</text:p>
          </table:table-cell>
          <table:table-cell office:value-type="string">
            <text:p>status,C,32</text:p>
          </table:table-cell>
          <table:table-cell office:value-type="string">
            <text:p>area_hecta,N,24,15</text:p>
          </table:table-cell>
          <table:table-cell office:value-type="string">
            <text:p>nome_area,C,141</text:p>
          </table:table-cell>
          <table:table-cell office:value-type="string">
            <text:p>detentor_n,C,252</text:p>
          </table:table-cell>
          <table:table-cell office:value-type="string">
            <text:p>detentor_c,C,14</text:p>
          </table:table-cell>
          <table:table-cell office:value-type="string">
            <text:p>detentor_1,C,18</text:p>
          </table:table-cell>
          <table:table-cell office:value-type="string">
            <text:p>natureza,C,100</text:p>
          </table:table-cell>
          <table:table-cell office:value-type="string">
            <text:p>registro_c,C,254</text:p>
          </table:table-cell>
          <table:table-cell office:value-type="string">
            <text:p>registro_m,C,254</text:p>
          </table:table-cell>
          <table:table-cell office:value-type="string">
            <text:p>registro_d,D</text:p>
          </table:table-cell>
          <table:table-cell office:value-type="string">
            <text:p>registro_1,C,254</text:p>
          </table:table-cell>
          <table:table-cell office:value-type="string">
            <text:p>registro_n,C,254</text:p>
          </table:table-cell>
          <table:table-cell office:value-type="string">
            <text:p>registro_2,C,254</text:p>
          </table:table-cell>
          <table:table-cell office:value-type="string">
            <text:p>municipio_,N,10,0</text:p>
          </table:table-cell>
          <table:table-cell office:value-type="string">
            <text:p>uf_id,N,10,0</text:p>
          </table:table-cell>
        </table:table-row>
        <table:table-row>
          <table:table-cell/>
          <table:table-cell table:number-columns-repeated="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of="urn:oasis:names:tc:opendocument:xmlns:of:1.2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4rc2</meta:generator>
  </office:meta>
</office:document-meta>
</file>